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officeooo:rsid="0013d807" officeooo:paragraph-rsid="0013d807" style:font-size-asian="10pt" style:font-size-complex="10pt"/>
    </style:style>
    <style:style style:name="P2" style:family="paragraph" style:parent-style-name="Standard">
      <style:text-properties fo:font-size="10pt" officeooo:rsid="0016ffa5" officeooo:paragraph-rsid="0016ffa5" style:font-size-asian="10pt" style:font-size-complex="10pt"/>
    </style:style>
    <style:style style:name="P3" style:family="paragraph" style:parent-style-name="Standard">
      <style:text-properties fo:font-size="10pt" fo:font-weight="bold" officeooo:rsid="00138fec" officeooo:paragraph-rsid="00138fec" style:font-size-asian="10pt" style:font-weight-asian="bold" style:font-size-complex="10pt" style:font-weight-complex="bold"/>
    </style:style>
    <style:style style:name="P4" style:family="paragraph" style:parent-style-name="Standard">
      <style:text-properties fo:font-size="10pt" fo:font-weight="bold" officeooo:rsid="0016ffa5" officeooo:paragraph-rsid="0016ffa5" style:font-size-asian="10pt" style:font-weight-asian="bold" style:font-size-complex="10pt" style:font-weight-complex="bold"/>
    </style:style>
    <style:style style:name="P5" style:family="paragraph" style:parent-style-name="Standard">
      <style:text-properties fo:font-weight="bold" officeooo:rsid="001512ef" officeooo:paragraph-rsid="001512ef" style:font-weight-asian="bold" style:font-weight-complex="bold"/>
    </style:style>
    <style:style style:name="P6" style:family="paragraph" style:parent-style-name="Standard" style:list-style-name="L1">
      <style:text-properties officeooo:paragraph-rsid="00138fec"/>
    </style:style>
    <style:style style:name="P7" style:family="paragraph" style:parent-style-name="Standard">
      <style:text-properties officeooo:paragraph-rsid="00138fe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f8f6f" style:font-weight-asian="normal" style:font-weight-complex="normal"/>
    </style:style>
    <style:style style:name="T4" style:family="text">
      <style:text-properties fo:font-size="10pt" fo:font-weight="bold" officeooo:rsid="000f2845" style:font-size-asian="10pt" style:font-weight-asian="bold" style:font-size-complex="10pt" style:font-weight-complex="bold"/>
    </style:style>
    <style:style style:name="T5" style:family="text">
      <style:text-properties fo:font-size="10pt" fo:font-weight="bold" officeooo:rsid="000d35e1" style:font-size-asian="10pt" style:font-weight-asian="bold" style:font-size-complex="10pt" style:font-weight-complex="bold"/>
    </style:style>
    <style:style style:name="T6" style:family="text">
      <style:text-properties fo:font-size="10pt" fo:font-weight="bold" officeooo:rsid="0012b1cc" style:font-size-asian="10pt" style:font-weight-asian="bold" style:font-size-complex="10pt"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normal" officeooo:rsid="000f31ef" style:font-size-asian="10pt" style:font-weight-asian="normal" style:font-size-complex="10pt" style:font-weight-complex="normal"/>
    </style:style>
    <style:style style:name="T9" style:family="text">
      <style:text-properties fo:font-size="10pt" fo:font-weight="normal" officeooo:rsid="0011846c" style:font-size-asian="10pt" style:font-weight-asian="normal" style:font-size-complex="10pt" style:font-weight-complex="normal"/>
    </style:style>
    <style:style style:name="T10" style:family="text">
      <style:text-properties fo:font-size="10pt" fo:font-weight="normal" officeooo:rsid="0010b0c1" style:font-size-asian="10pt" style:font-weight-asian="normal" style:font-size-complex="10pt" style:font-weight-complex="normal"/>
    </style:style>
    <style:style style:name="T11" style:family="text">
      <style:text-properties fo:font-size="10pt" fo:font-weight="normal" officeooo:rsid="0012b1cc" style:font-size-asian="10pt" style:font-weight-asian="normal" style:font-size-complex="10pt" style:font-weight-complex="normal"/>
    </style:style>
    <style:style style:name="T12" style:family="text">
      <style:text-properties fo:font-size="10pt" fo:font-weight="normal" officeooo:rsid="000f8f6f" style:font-size-asian="10pt" style:font-weight-asian="normal" style:font-size-complex="10pt" style:font-weight-complex="normal"/>
    </style:style>
    <style:style style:name="T13" style:family="text">
      <style:text-properties fo:font-size="10pt" fo:font-weight="normal" officeooo:rsid="00175f95" style:font-size-asian="10pt" style:font-weight-asian="normal" style:font-size-complex="10pt" style:font-weight-complex="normal"/>
    </style:style>
    <style:style style:name="T14" style:family="text">
      <style:text-properties fo:font-size="10pt" officeooo:rsid="0010b0c1" style:font-size-asian="10pt" style:font-size-complex="10pt"/>
    </style:style>
    <style:style style:name="T15" style:family="text">
      <style:text-properties fo:font-size="10pt" officeooo:rsid="000d35e1" style:font-size-asian="10pt" style:font-size-complex="10pt"/>
    </style:style>
    <style:style style:name="T16" style:family="text">
      <style:text-properties fo:font-size="10pt" officeooo:rsid="000f2845" style:font-size-asian="10pt" style:font-size-complex="10pt"/>
    </style:style>
    <style:style style:name="T17" style:family="text">
      <style:text-properties fo:font-size="10pt" officeooo:rsid="00175f95"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vantages of BLE:</text:p>
      <text:p text:style-name="P7"/>
      <text:list xml:id="list3907715001336475115" text:style-name="L1">
        <text:list-item>
          <text:p text:style-name="P6"><text:span text:style-name="T9">Less power consumption.</text:span></text:p>
        </text:list-item>
        <text:list-item>
          <text:p text:style-name="P6"><text:span text:style-name="T17">Used for less data a</text:span><text:span text:style-name="T8">pplications </text:span><text:span text:style-name="T13">so that it </text:span><text:span text:style-name="T8">can run on </text:span><text:span text:style-name="T10">a</text:span><text:span text:style-name="T8"> small battery </text:span><text:span text:style-name="T10">for more than 1 </text:span><text:span text:style-name="T8">year.</text:span></text:p>
        </text:list-item>
        <text:list-item>
          <text:p text:style-name="P6"><text:span text:style-name="T8">BLE power consuption,a compatibility with Bluetooth LE could be cheaply added to devices which support Classic Bluetooth.</text:span></text:p>
        </text:list-item>
        <text:list-item>
          <text:p text:style-name="P6"><text:span text:style-name="T5">Device monitoring and Real time positioning Services:</text:span><text:span text:style-name="T15"> BLE devices have the capacity for location intelligence and real-time tracking of whether an asset in within the premises, which can be tracked using a smartphone.</text:span></text:p>
        </text:list-item>
        <text:list-item>
          <text:p text:style-name="P6"><text:span text:style-name="T4">Robust radio – </text:span><text:span text:style-name="T16">designers can target a line-of-sight range of as much as 100m. A frequency-hopping scheme makes a Bluetooth LE radio highly resistant to interference at its 2.4GHz licence-free band.</text:span></text:p>
        </text:list-item>
        <text:list-item>
          <text:p text:style-name="P6"><text:span text:style-name="T6">Range &amp; channels:</text:span><text:span text:style-name="T11"> </text:span><text:span text:style-name="T8">The Bluetooth frequency range is actually 2,400MHz – 2,483.5MHz. In the case of Bluetooth LE, this frequency band is split into 40 channels with 2MHz spacing, whereas Classic Bluetooth uses 79 channels with 1MHz spacing.</text:span></text:p>
          <text:p text:style-name="P6"><text:span text:style-name="T8">Range : 100 meters ( Increased modulation index ). Range may vary depending on implementation.</text:span></text:p>
          <text:p text:style-name="P6"><text:span text:style-name="T8">Enhanced range : optimize range to 200 feet and beyond.</text:span></text:p>
        </text:list-item>
        <text:list-item>
          <text:p text:style-name="P6"><text:span text:style-name="T8">Lower implementation costs.</text:span></text:p>
        </text:list-item>
        <text:list-item>
          <text:p text:style-name="P6"><text:span text:style-name="T12">An ability to communicate between systems, and share data between <text:s/>systems.</text:span></text:p>
        </text:list-item>
        <text:list-item>
          <text:p text:style-name="P6"><text:span text:style-name="T8">Data Transfers : 8 octet minimum up to 27 octets of packet maximum.</text:span></text:p>
        </text:list-item>
        <text:list-item>
          <text:p text:style-name="P6"><text:span text:style-name="T8">Speed : 1 Mbps.</text:span></text:p>
        </text:list-item>
        <text:list-item>
          <text:p text:style-name="P6"><text:span text:style-name="T12">It will be possible to have sensors operating continuously, and intermittently communicating with other devices like a mobile phone. </text:span></text:p>
          <text:p text:style-name="P6"><text:span text:style-name="T12"/></text:p>
        </text:list-item>
      </text:list>
      <text:p text:style-name="P5">Versions of BLE:</text:p>
      <text:p text:style-name="P1"/>
      <text:p text:style-name="P1"><text:span text:style-name="T3">B</text:span><text:span text:style-name="T2">LE is introduced from Bluetooth 4.0.The versions of BLE are 4.1,4.2.Bluetooth 4.2 is an important update to the Bluetooth Core Specification with many new features and benefits designed specifically for Bluetooth Smart technology, and advantages when comparing Bluetooth 4.2 vs. Bluetooth 4.1 (also known as Bluetooth Low Energy or Bluetooth Smart).</text:span></text:p>
      <text:p text:style-name="P1"><text:span text:style-name="T2"><text:s text:c="2"/></text:span></text:p>
      <text:p text:style-name="P1"><text:span text:style-name="T2">Bluetooth 4.2 introduces several new features that improve speed and privacy over Bluetooth 4.1 but the main advantage is allowing chips to use Bluetooth over Internet Protocol version 6 (IPv6) for direct Internet access. </text:span></text:p>
      <text:p text:style-name="P1"/>
      <text:p text:style-name="P1">We use BLE 4.2 instead of BLE 4.1 because Bluetooth SIG recommends implementing Bluetooth 4.2 in all new designs and requires the same qualification process as all other Bluetooth designs. Devices using Bluetooth Smart will be backward compatible with Bluetooth 4.0 or 4.1 devices that also implement the low energy features. </text:p>
      <text:p text:style-name="P2"><text:span text:style-name="T1">IoT Capabilities:</text:span></text:p>
      <text:p text:style-name="P2"><text:s text:c="4"/>Low-power IP (IPv6/6LoWPAN)</text:p>
      <text:p text:style-name="P2"><text:s text:c="4"/>Bluetooth Smart Internet Gateways (GATT)</text:p>
      <text:p text:style-name="P2"/>
      <text:p text:style-name="P2">With BLE 4.2 Bluetooth Smart sensors can transmit data over the internet.</text:p>
      <text:p text:style-name="P2"><text:s/></text:p>
      <text:p text:style-name="P4">Security:</text:p>
      <text:p text:style-name="P2"/>
      <text:p text:style-name="P2"><text:s text:c="4"/>LE Privacy 1.2</text:p>
      <text:p text:style-name="P2"><text:s text:c="4"/>LE Secure Connections</text:p>
      <text:p text:style-name="P2"/>
      <text:p text:style-name="P2">With new, more power efficient and highly secure features, BLE 4.2 provides additional benefits allowing only trusted owners to track device location and confidently pair devices.</text:p>
      <text:p text:style-name="P2"><text:s text:c="2"/></text:p>
      <text:p text:style-name="P4">Speed:</text:p>
      <text:p text:style-name="P4"/>
      <text:p text:style-name="P2"><text:s text:c="4"/>250% Faster</text:p>
      <text:p text:style-name="P2"><text:s text:c="4"/>10x More Capacity</text:p>
      <text:p text:style-name="P2"/>
      <text:p text:style-name="P2">Compared to previous versions, BLE 4.2 enables 250% faster and more reliable over-the-air data transmission and 10x more packet capac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2:19:45.249344515</meta:creation-date>
    <dc:date>2017-07-11T16:38:36.384352305</dc:date>
    <meta:editing-duration>PT3H47M53S</meta:editing-duration>
    <meta:editing-cycles>9</meta:editing-cycles>
    <meta:generator>LibreOffice/4.2.3.3$Linux_X86_64 LibreOffice_project/420m0$Build-3</meta:generator>
    <meta:document-statistic meta:table-count="0" meta:image-count="0" meta:object-count="0" meta:page-count="1" meta:paragraph-count="34" meta:word-count="451" meta:character-count="2879" meta:non-whitespace-character-count="2437"/>
  </office:meta>
</office:document-meta>
</file>